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1.91mm" svg:height="116.08mm" svg:x="150.33mm" svg:y="5.84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3mm" svg:y="222.59mm">
            <loext:p draw:notify-on-update-of-ranges="Sheet1.B53:Sheet1.B53 Sheet1.B54:Sheet1.B63 Sheet1.C53:Sheet1.C53 Sheet1.C54:Sheet1.C63 Sheet1.D53:Sheet1.D53 Sheet1.D54:Sheet1.D63 Sheet1.E53:Sheet1.E53 Sheet1.E54:Sheet1.E63 Sheet1.F53:Sheet1.F53 Sheet1.F54:Sheet1.F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7mm" svg:height="90.05mm" svg:x="164.38mm" svg:y="322.46mm">
            <loext:p draw:notify-on-update-of-ranges="Sheet1.B72:Sheet1.B72 Sheet1.B73:Sheet1.B82 Sheet1.C72:Sheet1.C72 Sheet1.C73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7mm" svg:height="90.04mm" svg:x="161.89mm" svg:y="124.85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7mm" svg:height="90.05mm" svg:x="358.49mm" svg:y="161.76mm">
            <loext:p draw:notify-on-update-of-ranges="Sheet1.Q25:Sheet1.Q25 Sheet1.Q26:Sheet1.Q35 Sheet1.R25:Sheet1.R25 Sheet1.R26:Sheet1.R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6800" calcext:value-type="float">
            <text:p>6800</text:p>
          </table:table-cell>
          <table:table-cell office:value-type="float" office:value="3300" calcext:value-type="float">
            <text:p>3300</text:p>
          </table:table-cell>
          <table:table-cell office:value-type="float" office:value="11600" calcext:value-type="float">
            <text:p>116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6884" calcext:value-type="float">
            <text:p>6884</text:p>
          </table:table-cell>
          <table:table-cell office:value-type="float" office:value="3300" calcext:value-type="float">
            <text:p>3300</text:p>
          </table:table-cell>
          <table:table-cell office:value-type="float" office:value="11516" calcext:value-type="float">
            <text:p>11516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7880" calcext:value-type="float">
            <text:p>7880</text:p>
          </table:table-cell>
          <table:table-cell office:value-type="float" office:value="4250" calcext:value-type="float">
            <text:p>4250</text:p>
          </table:table-cell>
          <table:table-cell office:value-type="float" office:value="9620" calcext:value-type="float">
            <text:p>962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4800" calcext:value-type="float">
            <text:p>4800</text:p>
          </table:table-cell>
          <table:table-cell office:value-type="float" office:value="8900" calcext:value-type="float">
            <text:p>89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4800" calcext:value-type="float">
            <text:p>4800</text:p>
          </table:table-cell>
          <table:table-cell office:value-type="float" office:value="8900" calcext:value-type="float">
            <text:p>89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8000" calcext:value-type="float">
            <text:p>8000</text:p>
          </table:table-cell>
          <table:table-cell office:value-type="float" office:value="4800" calcext:value-type="float">
            <text:p>4800</text:p>
          </table:table-cell>
          <table:table-cell office:value-type="float" office:value="8900" calcext:value-type="float">
            <text:p>8900</text:p>
          </table:table-cell>
          <table:table-cell office:value-type="float" office:value="3200" calcext:value-type="float">
            <text:p>3200</text:p>
          </table:table-cell>
          <table:table-cell table:number-columns-repeated="12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.747336" calcext:value-type="float">
            <text:p>0.747336</text:p>
          </table:table-cell>
        </table:table-row>
        <table:table-row table:style-name="ro1">
          <table:table-cell table:number-columns-repeated="16"/>
          <table:table-cell office:value-type="float" office:value="0.747336" calcext:value-type="float">
            <text:p>0.747336</text:p>
          </table:table-cell>
          <table:table-cell office:value-type="float" office:value="0.84887" calcext:value-type="float">
            <text:p>0.84887</text:p>
          </table:table-cell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14"/>
          <table:table-cell office:value-type="float" office:value="0.747336" calcext:value-type="float">
            <text:p>0.747336</text:p>
          </table:table-cell>
          <table:table-cell office:value-type="float" office:value="0.958158" calcext:value-type="float">
            <text:p>0.958158</text:p>
          </table:table-cell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0"/>
          <table:table-cell office:value-type="float" office:value="0.747336" calcext:value-type="float">
            <text:p>0.747336</text:p>
          </table:table-cell>
          <table:table-cell office:value-type="float" office:value="0.975513" calcext:value-type="float">
            <text:p>0.975513</text:p>
          </table:table-cell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  <table:table-cell table:number-columns-repeated="10"/>
          <table:table-cell office:value-type="float" office:value="0.747336" calcext:value-type="float">
            <text:p>0.747336</text:p>
          </table:table-cell>
          <table:table-cell office:value-type="float" office:value="0.961844" calcext:value-type="float">
            <text:p>0.961844</text:p>
          </table:table-cell>
        </table:table-row>
        <table:table-row table:style-name="ro1">
          <table:table-cell/>
          <table:table-cell office:value-type="float" office:value="8360.89" calcext:value-type="float">
            <text:p>8360.89</text:p>
          </table:table-cell>
          <table:table-cell office:value-type="float" office:value="8263.71" calcext:value-type="float">
            <text:p>8263.71</text:p>
          </table:table-cell>
          <table:table-cell office:value-type="float" office:value="2161.69" calcext:value-type="float">
            <text:p>2161.69</text:p>
          </table:table-cell>
          <table:table-cell office:value-type="float" office:value="3902.53" calcext:value-type="float">
            <text:p>3902.53</text:p>
          </table:table-cell>
          <table:table-cell office:value-type="float" office:value="6126.38" calcext:value-type="float">
            <text:p>6126.38</text:p>
          </table:table-cell>
          <table:table-cell table:number-columns-repeated="10"/>
          <table:table-cell office:value-type="float" office:value="0.750128" calcext:value-type="float">
            <text:p>0.750128</text:p>
          </table:table-cell>
          <table:table-cell office:value-type="float" office:value="0.961543" calcext:value-type="float">
            <text:p>0.961543</text:p>
          </table:table-cell>
        </table:table-row>
        <table:table-row table:style-name="ro1">
          <table:table-cell/>
          <table:table-cell office:value-type="float" office:value="7383.22" calcext:value-type="float">
            <text:p>7383.22</text:p>
          </table:table-cell>
          <table:table-cell office:value-type="float" office:value="5947.5" calcext:value-type="float">
            <text:p>5947.5</text:p>
          </table:table-cell>
          <table:table-cell office:value-type="float" office:value="4920.15" calcext:value-type="float">
            <text:p>4920.15</text:p>
          </table:table-cell>
          <table:table-cell office:value-type="float" office:value="4031.52" calcext:value-type="float">
            <text:p>4031.52</text:p>
          </table:table-cell>
          <table:table-cell office:value-type="float" office:value="6770.96" calcext:value-type="float">
            <text:p>6770.96</text:p>
          </table:table-cell>
          <table:table-cell table:number-columns-repeated="10"/>
          <table:table-cell office:value-type="float" office:value="0.821937" calcext:value-type="float">
            <text:p>0.821937</text:p>
          </table:table-cell>
          <table:table-cell office:value-type="float" office:value="0.959715" calcext:value-type="float">
            <text:p>0.959715</text:p>
          </table:table-cell>
        </table:table-row>
        <table:table-row table:style-name="ro1">
          <table:table-cell/>
          <table:table-cell office:value-type="float" office:value="5834.61" calcext:value-type="float">
            <text:p>5834.61</text:p>
          </table:table-cell>
          <table:table-cell office:value-type="float" office:value="6147.26" calcext:value-type="float">
            <text:p>6147.26</text:p>
          </table:table-cell>
          <table:table-cell office:value-type="float" office:value="6438.91" calcext:value-type="float">
            <text:p>6438.91</text:p>
          </table:table-cell>
          <table:table-cell office:value-type="float" office:value="4100.93" calcext:value-type="float">
            <text:p>4100.93</text:p>
          </table:table-cell>
          <table:table-cell office:value-type="float" office:value="6748.05" calcext:value-type="float">
            <text:p>6748.05</text:p>
          </table:table-cell>
          <table:table-cell table:number-columns-repeated="10"/>
          <table:table-cell office:value-type="float" office:value="0.848799" calcext:value-type="float">
            <text:p>0.848799</text:p>
          </table:table-cell>
          <table:table-cell office:value-type="float" office:value="0.9568" calcext:value-type="float">
            <text:p>0.9568</text:p>
          </table:table-cell>
        </table:table-row>
        <table:table-row table:style-name="ro1">
          <table:table-cell/>
          <table:table-cell office:value-type="float" office:value="5947.61" calcext:value-type="float">
            <text:p>5947.61</text:p>
          </table:table-cell>
          <table:table-cell office:value-type="float" office:value="6316.84" calcext:value-type="float">
            <text:p>6316.84</text:p>
          </table:table-cell>
          <table:table-cell office:value-type="float" office:value="7729.72" calcext:value-type="float">
            <text:p>7729.72</text:p>
          </table:table-cell>
          <table:table-cell office:value-type="float" office:value="4140.01" calcext:value-type="float">
            <text:p>4140.01</text:p>
          </table:table-cell>
          <table:table-cell office:value-type="float" office:value="5367.3" calcext:value-type="float">
            <text:p>5367.3</text:p>
          </table:table-cell>
          <table:table-cell table:number-columns-repeated="10"/>
          <table:table-cell office:value-type="float" office:value="0.848799" calcext:value-type="float">
            <text:p>0.848799</text:p>
          </table:table-cell>
          <table:table-cell office:value-type="float" office:value="0.972364" calcext:value-type="float">
            <text:p>0.972364</text:p>
          </table:table-cell>
        </table:table-row>
        <table:table-row table:style-name="ro1">
          <table:table-cell/>
          <table:table-cell office:value-type="float" office:value="6050.93" calcext:value-type="float">
            <text:p>6050.93</text:p>
          </table:table-cell>
          <table:table-cell office:value-type="float" office:value="6468.59" calcext:value-type="float">
            <text:p>6468.59</text:p>
          </table:table-cell>
          <table:table-cell office:value-type="float" office:value="7770.84" calcext:value-type="float">
            <text:p>7770.84</text:p>
          </table:table-cell>
          <table:table-cell office:value-type="float" office:value="4160.66" calcext:value-type="float">
            <text:p>4160.66</text:p>
          </table:table-cell>
          <table:table-cell office:value-type="float" office:value="5381.06" calcext:value-type="float">
            <text:p>5381.06</text:p>
          </table:table-cell>
          <table:table-cell table:number-columns-repeated="10"/>
          <table:table-cell office:value-type="float" office:value="0.848799" calcext:value-type="float">
            <text:p>0.848799</text:p>
          </table:table-cell>
          <table:table-cell office:value-type="float" office:value="0.950983" calcext:value-type="float">
            <text:p>0.950983</text:p>
          </table:table-cell>
        </table:table-row>
        <table:table-row table:style-name="ro1">
          <table:table-cell/>
          <table:table-cell office:value-type="float" office:value="6148.01" calcext:value-type="float">
            <text:p>6148.01</text:p>
          </table:table-cell>
          <table:table-cell office:value-type="float" office:value="6608.71" calcext:value-type="float">
            <text:p>6608.71</text:p>
          </table:table-cell>
          <table:table-cell office:value-type="float" office:value="7884.71" calcext:value-type="float">
            <text:p>7884.71</text:p>
          </table:table-cell>
          <table:table-cell office:value-type="float" office:value="4168.86" calcext:value-type="float">
            <text:p>4168.86</text:p>
          </table:table-cell>
          <table:table-cell office:value-type="float" office:value="5392.64" calcext:value-type="float">
            <text:p>5392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0.8" calcext:value-type="float">
            <text:p>6240.8</text:p>
          </table:table-cell>
          <table:table-cell office:value-type="float" office:value="6740.76" calcext:value-type="float">
            <text:p>6740.76</text:p>
          </table:table-cell>
          <table:table-cell office:value-type="float" office:value="8052.18" calcext:value-type="float">
            <text:p>8052.18</text:p>
          </table:table-cell>
          <table:table-cell office:value-type="float" office:value="4168.07" calcext:value-type="float">
            <text:p>4168.07</text:p>
          </table:table-cell>
          <table:table-cell office:value-type="float" office:value="5402.64" calcext:value-type="float">
            <text:p>5402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3.02" calcext:value-type="float">
            <text:p>4973.02</text:p>
          </table:table-cell>
          <table:table-cell office:value-type="float" office:value="6866.96" calcext:value-type="float">
            <text:p>6866.96</text:p>
          </table:table-cell>
          <table:table-cell office:value-type="float" office:value="5737.19" calcext:value-type="float">
            <text:p>5737.19</text:p>
          </table:table-cell>
          <table:table-cell office:value-type="float" office:value="5516.56" calcext:value-type="float">
            <text:p>5516.56</text:p>
          </table:table-cell>
          <table:table-cell office:value-type="float" office:value="7879.82" calcext:value-type="float">
            <text:p>7879.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7.7" calcext:value-type="float">
            <text:p>3737.7</text:p>
          </table:table-cell>
          <table:table-cell office:value-type="float" office:value="6988.81" calcext:value-type="float">
            <text:p>6988.81</text:p>
          </table:table-cell>
          <table:table-cell office:value-type="float" office:value="5876.11" calcext:value-type="float">
            <text:p>5876.11</text:p>
          </table:table-cell>
          <table:table-cell office:value-type="float" office:value="6782.31" calcext:value-type="float">
            <text:p>6782.31</text:p>
          </table:table-cell>
          <table:table-cell office:value-type="float" office:value="7932.51" calcext:value-type="float">
            <text:p>7932.51</text:p>
          </table:table-cell>
          <table:table-cell table:number-columns-repeated="12"/>
        </table:table-row>
        <table:table-row table:style-name="ro1" table:number-rows-repeated="12">
          <table:table-cell table:number-columns-repeated="18"/>
        </table:table-row>
        <table:table-row table:style-name="ro1">
          <table:table-cell/>
          <table:table-cell office:value-type="string" calcext:value-type="string">
            <text:p>GI Dynamic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office:value-type="float" office:value="6732" calcext:value-type="float">
            <text:p>6732</text:p>
          </table:table-cell>
          <table:table-cell office:value-type="float" office:value="3267" calcext:value-type="float">
            <text:p>3267</text:p>
          </table:table-cell>
          <table:table-cell office:value-type="float" office:value="11484" calcext:value-type="float">
            <text:p>11484</text:p>
          </table:table-cell>
          <table:table-cell office:value-type="float" office:value="3168" calcext:value-type="float">
            <text:p>31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1.53" calcext:value-type="float">
            <text:p>8541.53</text:p>
          </table:table-cell>
          <table:table-cell office:value-type="float" office:value="7263.97" calcext:value-type="float">
            <text:p>7263.97</text:p>
          </table:table-cell>
          <table:table-cell office:value-type="float" office:value="3390.15" calcext:value-type="float">
            <text:p>3390.15</text:p>
          </table:table-cell>
          <table:table-cell office:value-type="float" office:value="3210.83" calcext:value-type="float">
            <text:p>3210.83</text:p>
          </table:table-cell>
          <table:table-cell office:value-type="float" office:value="9104.68" calcext:value-type="float">
            <text:p>9104.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.56" calcext:value-type="float">
            <text:p>7907.56</text:p>
          </table:table-cell>
          <table:table-cell office:value-type="float" office:value="6684.61" calcext:value-type="float">
            <text:p>6684.61</text:p>
          </table:table-cell>
          <table:table-cell office:value-type="float" office:value="8769.22" calcext:value-type="float">
            <text:p>8769.22</text:p>
          </table:table-cell>
          <table:table-cell office:value-type="float" office:value="2619.11" calcext:value-type="float">
            <text:p>2619.11</text:p>
          </table:table-cell>
          <table:table-cell office:value-type="float" office:value="5597.64" calcext:value-type="float">
            <text:p>5597.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2.76" calcext:value-type="float">
            <text:p>6052.76</text:p>
          </table:table-cell>
          <table:table-cell office:value-type="float" office:value="6624.77" calcext:value-type="float">
            <text:p>6624.77</text:p>
          </table:table-cell>
          <table:table-cell office:value-type="float" office:value="9129.92" calcext:value-type="float">
            <text:p>9129.92</text:p>
          </table:table-cell>
          <table:table-cell office:value-type="float" office:value="1536.04" calcext:value-type="float">
            <text:p>1536.04</text:p>
          </table:table-cell>
          <table:table-cell office:value-type="float" office:value="6711.33" calcext:value-type="float">
            <text:p>6711.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0.09" calcext:value-type="float">
            <text:p>5080.09</text:p>
          </table:table-cell>
          <table:table-cell office:value-type="float" office:value="6921.34" calcext:value-type="float">
            <text:p>6921.34</text:p>
          </table:table-cell>
          <table:table-cell office:value-type="float" office:value="8572.62" calcext:value-type="float">
            <text:p>8572.62</text:p>
          </table:table-cell>
          <table:table-cell office:value-type="float" office:value="4204.62" calcext:value-type="float">
            <text:p>4204.62</text:p>
          </table:table-cell>
          <table:table-cell office:value-type="float" office:value="6475.54" calcext:value-type="float">
            <text:p>6475.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1.73" calcext:value-type="float">
            <text:p>2641.73</text:p>
          </table:table-cell>
          <table:table-cell office:value-type="float" office:value="5423.39" calcext:value-type="float">
            <text:p>5423.39</text:p>
          </table:table-cell>
          <table:table-cell office:value-type="float" office:value="4736.37" calcext:value-type="float">
            <text:p>4736.37</text:p>
          </table:table-cell>
          <table:table-cell office:value-type="float" office:value="10745.4" calcext:value-type="float">
            <text:p>10745.4</text:p>
          </table:table-cell>
          <table:table-cell office:value-type="float" office:value="8288.01" calcext:value-type="float">
            <text:p>8288.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9.76" calcext:value-type="float">
            <text:p>2679.76</text:p>
          </table:table-cell>
          <table:table-cell office:value-type="float" office:value="4219.04" calcext:value-type="float">
            <text:p>4219.04</text:p>
          </table:table-cell>
          <table:table-cell office:value-type="float" office:value="5029.81" calcext:value-type="float">
            <text:p>5029.81</text:p>
          </table:table-cell>
          <table:table-cell office:value-type="float" office:value="11949.9" calcext:value-type="float">
            <text:p>11949.9</text:p>
          </table:table-cell>
          <table:table-cell office:value-type="float" office:value="8610.17" calcext:value-type="float">
            <text:p>8610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7.39" calcext:value-type="float">
            <text:p>4057.39</text:p>
          </table:table-cell>
          <table:table-cell office:value-type="float" office:value="4286.53" calcext:value-type="float">
            <text:p>4286.53</text:p>
          </table:table-cell>
          <table:table-cell office:value-type="float" office:value="5281.2" calcext:value-type="float">
            <text:p>5281.2</text:p>
          </table:table-cell>
          <table:table-cell office:value-type="float" office:value="13474.4" calcext:value-type="float">
            <text:p>13474.4</text:p>
          </table:table-cell>
          <table:table-cell office:value-type="float" office:value="6307.92" calcext:value-type="float">
            <text:p>6307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1.9" calcext:value-type="float">
            <text:p>5171.9</text:p>
          </table:table-cell>
          <table:table-cell office:value-type="float" office:value="4310.76" calcext:value-type="float">
            <text:p>4310.76</text:p>
          </table:table-cell>
          <table:table-cell office:value-type="float" office:value="4282.96" calcext:value-type="float">
            <text:p>4282.96</text:p>
          </table:table-cell>
          <table:table-cell office:value-type="float" office:value="12723.4" calcext:value-type="float">
            <text:p>12723.4</text:p>
          </table:table-cell>
          <table:table-cell office:value-type="float" office:value="8022.74" calcext:value-type="float">
            <text:p>802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13" calcext:value-type="float">
            <text:p>10513</text:p>
          </table:table-cell>
          <table:table-cell office:value-type="float" office:value="6148.57" calcext:value-type="float">
            <text:p>6148.57</text:p>
          </table:table-cell>
          <table:table-cell office:value-type="float" office:value="2937.61" calcext:value-type="float">
            <text:p>2937.61</text:p>
          </table:table-cell>
          <table:table-cell office:value-type="float" office:value="6030.52" calcext:value-type="float">
            <text:p>6030.52</text:p>
          </table:table-cell>
          <table:table-cell office:value-type="float" office:value="9757.32" calcext:value-type="float">
            <text:p>9757.32</text:p>
          </table:table-cell>
          <table:table-cell table:number-columns-repeated="12"/>
        </table:table-row>
        <table:table-row table:style-name="ro1" table:number-rows-repeated="8">
          <table:table-cell table:number-columns-repeated="18"/>
        </table:table-row>
        <table:table-row table:style-name="ro1">
          <table:table-cell/>
          <table:table-cell office:value-type="string" calcext:value-type="string">
            <text:p>New Model</text:p>
          </table:table-cell>
          <table:table-cell office:value-type="string" calcext:value-type="string">
            <text:p>Previous Model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0.747336" calcext:value-type="float">
            <text:p>0.7473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4887" calcext:value-type="float">
            <text:p>0.84887</text:p>
          </table:table-cell>
          <table:table-cell office:value-type="float" office:value="0.727731" calcext:value-type="float">
            <text:p>0.7277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8158" calcext:value-type="float">
            <text:p>0.958158</text:p>
          </table:table-cell>
          <table:table-cell office:value-type="float" office:value="0.778501" calcext:value-type="float">
            <text:p>0.7785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75513" calcext:value-type="float">
            <text:p>0.975513</text:p>
          </table:table-cell>
          <table:table-cell office:value-type="float" office:value="0.855066" calcext:value-type="float">
            <text:p>0.8550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1844" calcext:value-type="float">
            <text:p>0.961844</text:p>
          </table:table-cell>
          <table:table-cell office:value-type="float" office:value="0.904644" calcext:value-type="float">
            <text:p>0.9046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61543" calcext:value-type="float">
            <text:p>0.961543</text:p>
          </table:table-cell>
          <table:table-cell office:value-type="float" office:value="0.834194" calcext:value-type="float">
            <text:p>0.8341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9715" calcext:value-type="float">
            <text:p>0.959715</text:p>
          </table:table-cell>
          <table:table-cell office:value-type="float" office:value="0.790009" calcext:value-type="float">
            <text:p>0.7900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68" calcext:value-type="float">
            <text:p>0.9568</text:p>
          </table:table-cell>
          <table:table-cell office:value-type="float" office:value="0.785743" calcext:value-type="float">
            <text:p>0.7857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72364" calcext:value-type="float">
            <text:p>0.972364</text:p>
          </table:table-cell>
          <table:table-cell office:value-type="float" office:value="0.821637" calcext:value-type="float">
            <text:p>0.8216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0983" calcext:value-type="float">
            <text:p>0.950983</text:p>
          </table:table-cell>
          <table:table-cell office:value-type="float" office:value="0.838014" calcext:value-type="float">
            <text:p>0.83801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20:35:28.996923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23T20:49:08.040199083</dc:date>
    <meta:editing-duration>PT4H34M31S</meta:editing-duration>
    <meta:editing-cycles>8</meta:editing-cycles>
    <meta:generator>LibreOffice/5.0.2.2$Linux_X86_64 LibreOffice_project/00m0$Build-2</meta:generator>
    <meta:document-statistic meta:table-count="1" meta:cell-count="2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192cm" svg:height="11.609cm" xlink:href=".." xlink:type="simple" chart:class="chart:bar" chart:style-name="ch1">
        <chart:title svg:x="6.96cm" svg:y="0.368cm" chart:style-name="ch2">
          <text:p>Revenue earned by CSPs</text:p>
        </chart:title>
        <chart:subtitle svg:x="7.806cm" svg:y="1.405cm" chart:style-name="ch3">
          <text:p>Static Pricing Model</text:p>
        </chart:subtitle>
        <chart:legend chart:legend-position="end" svg:x="17.458cm" svg:y="4.509cm" style:legend-expansion="high" chart:style-name="ch4"/>
        <chart:plot-area chart:style-name="ch5" table:cell-range-address="Sheet1.B7:Sheet1.F17" chart:data-source-has-labels="row" svg:x="1.394cm" svg:y="2.346cm" svg:width="15.681cm" svg:height="8.05cm">
          <chartooo:coordinate-region svg:x="2.571cm" svg:y="2.545cm" svg:width="14.504cm" svg:height="7.204cm"/>
          <chart:axis chart:dimension="x" chart:name="primary-x" chart:style-name="ch6">
            <chart:title svg:x="8.013cm" svg:y="10.628cm" chart:style-name="ch7">
              <text:p>Iterations (x100)</text:p>
            </chart:title>
          </chart:axis>
          <chart:axis chart:dimension="y" chart:name="primary-y" chart:style-name="ch8">
            <chart:title svg:x="0.451cm" svg:y="7.09cm" chart:style-name="ch9">
              <text:p>Revenue</text:p>
            </chart:title>
            <chart:grid chart:style-name="ch10" chart:class="major"/>
          </chart:axis>
          <chart:series chart:style-name="ch11" chart:values-cell-range-address="Sheet1.B8:Sheet1.B17" chart:label-cell-address="Sheet1.B7:Sheet1.B7" chart:class="chart:bar">
            <chart:data-point chart:repeated="10"/>
          </chart:series>
          <chart:series chart:style-name="ch12" chart:values-cell-range-address="Sheet1.C8:Sheet1.C17" chart:label-cell-address="Sheet1.C7:Sheet1.C7" chart:class="chart:bar">
            <chart:data-point chart:repeated="10"/>
          </chart:series>
          <chart:series chart:style-name="ch13" chart:values-cell-range-address="Sheet1.D8:Sheet1.D17" chart:label-cell-address="Sheet1.D7:Sheet1.D7" chart:class="chart:bar">
            <chart:data-point chart:repeated="10"/>
          </chart:series>
          <chart:series chart:style-name="ch14" chart:values-cell-range-address="Sheet1.E8:Sheet1.E17" chart:label-cell-address="Sheet1.E7:Sheet1.E7" chart:class="chart:bar">
            <chart:data-point chart:repeated="10"/>
          </chart:series>
          <chart:series chart:style-name="ch15" chart:values-cell-range-address="Sheet1.F8:Sheet1.F17" chart:label-cell-address="Sheet1.F7:Sheet1.F7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B8:Sheet1.B17</svg:desc>
                </draw:g>
              </table:table-cell>
              <table:table-cell office:value-type="float" office:value="6732">
                <text:p>6732</text:p>
                <draw:g>
                  <svg:desc>Sheet1.C8:Sheet1.C17</svg:desc>
                </draw:g>
              </table:table-cell>
              <table:table-cell office:value-type="float" office:value="3267">
                <text:p>3267</text:p>
                <draw:g>
                  <svg:desc>Sheet1.D8:Sheet1.D17</svg:desc>
                </draw:g>
              </table:table-cell>
              <table:table-cell office:value-type="float" office:value="11484">
                <text:p>11484</text:p>
                <draw:g>
                  <svg:desc>Sheet1.E8:Sheet1.E17</svg:desc>
                </draw:g>
              </table:table-cell>
              <table:table-cell office:value-type="float" office:value="3168">
                <text:p>3168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0">
                <text:p>3300</text:p>
              </table:table-cell>
              <table:table-cell office:value-type="float" office:value="6800">
                <text:p>6800</text:p>
              </table:table-cell>
              <table:table-cell office:value-type="float" office:value="3300">
                <text:p>3300</text:p>
              </table:table-cell>
              <table:table-cell office:value-type="float" office:value="11600">
                <text:p>116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00">
                <text:p>3300</text:p>
              </table:table-cell>
              <table:table-cell office:value-type="float" office:value="6884">
                <text:p>6884</text:p>
              </table:table-cell>
              <table:table-cell office:value-type="float" office:value="3300">
                <text:p>3300</text:p>
              </table:table-cell>
              <table:table-cell office:value-type="float" office:value="11516">
                <text:p>11516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0">
                <text:p>3250</text:p>
              </table:table-cell>
              <table:table-cell office:value-type="float" office:value="7880">
                <text:p>7880</text:p>
              </table:table-cell>
              <table:table-cell office:value-type="float" office:value="4250">
                <text:p>4250</text:p>
              </table:table-cell>
              <table:table-cell office:value-type="float" office:value="9620">
                <text:p>962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0">
                <text:p>33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8900">
                <text:p>89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0">
                <text:p>33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8900">
                <text:p>89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00">
                <text:p>3300</text:p>
              </table:table-cell>
              <table:table-cell office:value-type="float" office:value="8000">
                <text:p>8000</text:p>
              </table:table-cell>
              <table:table-cell office:value-type="float" office:value="4800">
                <text:p>4800</text:p>
              </table:table-cell>
              <table:table-cell office:value-type="float" office:value="8900">
                <text:p>8900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legend chart:legend-position="end" svg:x="13.305cm" svg:y="3.955cm" style:legend-expansion="high" chart:style-name="ch3"/>
        <chart:plot-area chart:style-name="ch4" table:cell-range-address="Sheet1.Q25:Sheet1.R35" chart:data-source-has-labels="row" svg:x="0.319cm" svg:y="1.301cm" svg:width="12.667cm" svg:height="6.544cm">
          <chartooo:coordinate-region svg:x="1.046cm" svg:y="1.501cm" svg:width="11.754cm" svg:height="5.697cm"/>
          <chart:axis chart:dimension="x" chart:name="primary-x" chart:style-name="ch5">
            <chart:title svg:x="5.431cm" svg:y="8.025cm" chart:style-name="ch6">
              <text:p>Iterations 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Q26:Sheet1.Q35" chart:label-cell-address="Sheet1.Q25:Sheet1.Q25" chart:class="chart:line">
            <chart:data-point chart:repeated="10"/>
          </chart:series>
          <chart:series chart:style-name="ch9" chart:values-cell-range-address="Sheet1.R26:Sheet1.R35" chart:label-cell-address="Sheet1.R25:Sheet1.R2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1.Q25:Sheet1.Q25</svg:desc>
                </draw:g>
              </table:table-cell>
              <table:table-cell office:value-type="string">
                <text:p>Dynamic</text:p>
                <draw:g>
                  <svg:desc>Sheet1.R25:Sheet1.R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36">
                <text:p>0.747336</text:p>
                <draw:g>
                  <svg:desc>Sheet1.Q26:Sheet1.Q35</svg:desc>
                </draw:g>
              </table:table-cell>
              <table:table-cell office:value-type="float" office:value="0.747336">
                <text:p>0.747336</text:p>
                <draw:g>
                  <svg:desc>Sheet1.R26:Sheet1.R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7336">
                <text:p>0.747336</text:p>
              </table:table-cell>
              <table:table-cell office:value-type="float" office:value="0.84887">
                <text:p>0.84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7336">
                <text:p>0.747336</text:p>
              </table:table-cell>
              <table:table-cell office:value-type="float" office:value="0.958158">
                <text:p>0.958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7336">
                <text:p>0.747336</text:p>
              </table:table-cell>
              <table:table-cell office:value-type="float" office:value="0.975513">
                <text:p>0.975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7336">
                <text:p>0.747336</text:p>
              </table:table-cell>
              <table:table-cell office:value-type="float" office:value="0.961844">
                <text:p>0.961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0128">
                <text:p>0.750128</text:p>
              </table:table-cell>
              <table:table-cell office:value-type="float" office:value="0.961543">
                <text:p>0.961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1937">
                <text:p>0.821937</text:p>
              </table:table-cell>
              <table:table-cell office:value-type="float" office:value="0.959715">
                <text:p>0.959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8799">
                <text:p>0.848799</text:p>
              </table:table-cell>
              <table:table-cell office:value-type="float" office:value="0.9568">
                <text:p>0.9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8799">
                <text:p>0.848799</text:p>
              </table:table-cell>
              <table:table-cell office:value-type="float" office:value="0.972364">
                <text:p>0.972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8799">
                <text:p>0.848799</text:p>
              </table:table-cell>
              <table:table-cell office:value-type="float" office:value="0.950983">
                <text:p>0.950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63cm" svg:y="0.316cm" chart:style-name="ch2">
          <text:p>Revenue earned by CSPs</text:p>
        </chart:title>
        <chart:subtitle svg:x="6.579cm" svg:y="1.301cm" chart:style-name="ch3">
          <text:p>Previous Model</text:p>
        </chart:subtitle>
        <chart:legend chart:legend-position="end" svg:x="14.264cm" svg:y="3.207cm" style:legend-expansion="high" chart:style-name="ch4"/>
        <chart:plot-area chart:style-name="ch5" table:cell-range-address="Sheet1.B53:Sheet1.F63" chart:data-source-has-labels="row" svg:x="1.33cm" svg:y="2.19cm" svg:width="12.615cm" svg:height="5.654cm">
          <chartooo:coordinate-region svg:x="2.507cm" svg:y="2.389cm" svg:width="11.438cm" svg:height="4.808cm"/>
          <chart:axis chart:dimension="x" chart:name="primary-x" chart:style-name="ch6">
            <chart:title svg:x="6.416cm" svg:y="8.024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54:Sheet1.B63" chart:label-cell-address="Sheet1.B53:Sheet1.B53" chart:class="chart:bar">
            <chart:data-point chart:repeated="10"/>
          </chart:series>
          <chart:series chart:style-name="ch12" chart:values-cell-range-address="Sheet1.C54:Sheet1.C63" chart:label-cell-address="Sheet1.C53:Sheet1.C53" chart:class="chart:bar">
            <chart:data-point chart:repeated="10"/>
          </chart:series>
          <chart:series chart:style-name="ch13" chart:values-cell-range-address="Sheet1.D54:Sheet1.D63" chart:label-cell-address="Sheet1.D53:Sheet1.D53" chart:class="chart:bar">
            <chart:data-point chart:repeated="10"/>
          </chart:series>
          <chart:series chart:style-name="ch14" chart:values-cell-range-address="Sheet1.E54:Sheet1.E63" chart:label-cell-address="Sheet1.E53:Sheet1.E53" chart:class="chart:bar">
            <chart:data-point chart:repeated="10"/>
          </chart:series>
          <chart:series chart:style-name="ch15" chart:values-cell-range-address="Sheet1.F54:Sheet1.F63" chart:label-cell-address="Sheet1.F53:Sheet1.F53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53:Sheet1.B53</svg:desc>
                </draw:g>
              </table:table-cell>
              <table:table-cell office:value-type="string">
                <text:p>CSP 2</text:p>
                <draw:g>
                  <svg:desc>Sheet1.C53:Sheet1.C53</svg:desc>
                </draw:g>
              </table:table-cell>
              <table:table-cell office:value-type="string">
                <text:p>CSP 3</text:p>
                <draw:g>
                  <svg:desc>Sheet1.D53:Sheet1.D53</svg:desc>
                </draw:g>
              </table:table-cell>
              <table:table-cell office:value-type="string">
                <text:p>CSP 4</text:p>
                <draw:g>
                  <svg:desc>Sheet1.E53:Sheet1.E53</svg:desc>
                </draw:g>
              </table:table-cell>
              <table:table-cell office:value-type="string">
                <text:p>CSP 5</text:p>
                <draw:g>
                  <svg:desc>Sheet1.F53:Sheet1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B54:Sheet1.B63</svg:desc>
                </draw:g>
              </table:table-cell>
              <table:table-cell office:value-type="float" office:value="6732">
                <text:p>6732</text:p>
                <draw:g>
                  <svg:desc>Sheet1.C54:Sheet1.C63</svg:desc>
                </draw:g>
              </table:table-cell>
              <table:table-cell office:value-type="float" office:value="3267">
                <text:p>3267</text:p>
                <draw:g>
                  <svg:desc>Sheet1.D54:Sheet1.D63</svg:desc>
                </draw:g>
              </table:table-cell>
              <table:table-cell office:value-type="float" office:value="11484">
                <text:p>11484</text:p>
                <draw:g>
                  <svg:desc>Sheet1.E54:Sheet1.E63</svg:desc>
                </draw:g>
              </table:table-cell>
              <table:table-cell office:value-type="float" office:value="3168">
                <text:p>3168</text:p>
                <draw:g>
                  <svg:desc>Sheet1.F54:Sheet1.F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41.53">
                <text:p>8541.53</text:p>
              </table:table-cell>
              <table:table-cell office:value-type="float" office:value="7263.97">
                <text:p>7263.97</text:p>
              </table:table-cell>
              <table:table-cell office:value-type="float" office:value="3390.15">
                <text:p>3390.15</text:p>
              </table:table-cell>
              <table:table-cell office:value-type="float" office:value="3210.83">
                <text:p>3210.83</text:p>
              </table:table-cell>
              <table:table-cell office:value-type="float" office:value="9104.68">
                <text:p>910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07.56">
                <text:p>7907.56</text:p>
              </table:table-cell>
              <table:table-cell office:value-type="float" office:value="6684.61">
                <text:p>6684.61</text:p>
              </table:table-cell>
              <table:table-cell office:value-type="float" office:value="8769.22">
                <text:p>8769.22</text:p>
              </table:table-cell>
              <table:table-cell office:value-type="float" office:value="2619.11">
                <text:p>2619.11</text:p>
              </table:table-cell>
              <table:table-cell office:value-type="float" office:value="5597.64">
                <text:p>5597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2.76">
                <text:p>6052.76</text:p>
              </table:table-cell>
              <table:table-cell office:value-type="float" office:value="6624.77">
                <text:p>6624.77</text:p>
              </table:table-cell>
              <table:table-cell office:value-type="float" office:value="9129.92">
                <text:p>9129.92</text:p>
              </table:table-cell>
              <table:table-cell office:value-type="float" office:value="1536.04">
                <text:p>1536.04</text:p>
              </table:table-cell>
              <table:table-cell office:value-type="float" office:value="6711.33">
                <text:p>6711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80.09">
                <text:p>5080.09</text:p>
              </table:table-cell>
              <table:table-cell office:value-type="float" office:value="6921.34">
                <text:p>6921.34</text:p>
              </table:table-cell>
              <table:table-cell office:value-type="float" office:value="8572.62">
                <text:p>8572.62</text:p>
              </table:table-cell>
              <table:table-cell office:value-type="float" office:value="4204.62">
                <text:p>4204.62</text:p>
              </table:table-cell>
              <table:table-cell office:value-type="float" office:value="6475.54">
                <text:p>6475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1.73">
                <text:p>2641.73</text:p>
              </table:table-cell>
              <table:table-cell office:value-type="float" office:value="5423.39">
                <text:p>5423.39</text:p>
              </table:table-cell>
              <table:table-cell office:value-type="float" office:value="4736.37">
                <text:p>4736.37</text:p>
              </table:table-cell>
              <table:table-cell office:value-type="float" office:value="10745.4">
                <text:p>10745.4</text:p>
              </table:table-cell>
              <table:table-cell office:value-type="float" office:value="8288.01">
                <text:p>8288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9.76">
                <text:p>2679.76</text:p>
              </table:table-cell>
              <table:table-cell office:value-type="float" office:value="4219.04">
                <text:p>4219.04</text:p>
              </table:table-cell>
              <table:table-cell office:value-type="float" office:value="5029.81">
                <text:p>5029.81</text:p>
              </table:table-cell>
              <table:table-cell office:value-type="float" office:value="11949.9">
                <text:p>11949.9</text:p>
              </table:table-cell>
              <table:table-cell office:value-type="float" office:value="8610.17">
                <text:p>8610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7.39">
                <text:p>4057.39</text:p>
              </table:table-cell>
              <table:table-cell office:value-type="float" office:value="4286.53">
                <text:p>4286.53</text:p>
              </table:table-cell>
              <table:table-cell office:value-type="float" office:value="5281.2">
                <text:p>5281.2</text:p>
              </table:table-cell>
              <table:table-cell office:value-type="float" office:value="13474.4">
                <text:p>13474.4</text:p>
              </table:table-cell>
              <table:table-cell office:value-type="float" office:value="6307.92">
                <text:p>6307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71.9">
                <text:p>5171.9</text:p>
              </table:table-cell>
              <table:table-cell office:value-type="float" office:value="4310.76">
                <text:p>4310.76</text:p>
              </table:table-cell>
              <table:table-cell office:value-type="float" office:value="4282.96">
                <text:p>4282.96</text:p>
              </table:table-cell>
              <table:table-cell office:value-type="float" office:value="12723.4">
                <text:p>12723.4</text:p>
              </table:table-cell>
              <table:table-cell office:value-type="float" office:value="8022.74">
                <text:p>8022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13">
                <text:p>10513</text:p>
              </table:table-cell>
              <table:table-cell office:value-type="float" office:value="6148.57">
                <text:p>6148.57</text:p>
              </table:table-cell>
              <table:table-cell office:value-type="float" office:value="2937.61">
                <text:p>2937.61</text:p>
              </table:table-cell>
              <table:table-cell office:value-type="float" office:value="6030.52">
                <text:p>6030.52</text:p>
              </table:table-cell>
              <table:table-cell office:value-type="float" office:value="9757.32">
                <text:p>9757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subtitle svg:x="5.283cm" svg:y="1.301cm" chart:style-name="ch3">
          <text:p>New Model vs Previous Model</text:p>
        </chart:subtitle>
        <chart:legend chart:legend-position="end" svg:x="12.273cm" svg:y="3.955cm" style:legend-expansion="high" chart:style-name="ch4"/>
        <chart:plot-area chart:style-name="ch5" table:cell-range-address="Sheet1.B72:Sheet1.C82" chart:data-source-has-labels="row" svg:x="0.319cm" svg:y="2.19cm" svg:width="11.635cm" svg:height="5.655cm">
          <chartooo:coordinate-region svg:x="1.046cm" svg:y="2.39cm" svg:width="10.721cm" svg:height="4.808cm"/>
          <chart:axis chart:dimension="x" chart:name="primary-x" chart:style-name="ch6">
            <chart:title svg:x="4.915cm" svg:y="8.025cm" chart:style-name="ch7">
              <text:p>Iterations (x100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73:Sheet1.B82" chart:label-cell-address="Sheet1.B72:Sheet1.B72" chart:class="chart:line">
            <chart:data-point chart:repeated="10"/>
          </chart:series>
          <chart:series chart:style-name="ch10" chart:values-cell-range-address="Sheet1.C73:Sheet1.C82" chart:label-cell-address="Sheet1.C72:Sheet1.C7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Model</text:p>
                <draw:g>
                  <svg:desc>Sheet1.B72:Sheet1.B72</svg:desc>
                </draw:g>
              </table:table-cell>
              <table:table-cell office:value-type="string">
                <text:p>Previous Model</text:p>
                <draw:g>
                  <svg:desc>Sheet1.C72:Sheet1.C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7336">
                <text:p>0.747336</text:p>
                <draw:g>
                  <svg:desc>Sheet1.B73:Sheet1.B82</svg:desc>
                </draw:g>
              </table:table-cell>
              <table:table-cell office:value-type="float" office:value="0.747336">
                <text:p>0.747336</text:p>
                <draw:g>
                  <svg:desc>Sheet1.C73:Sheet1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887">
                <text:p>0.84887</text:p>
              </table:table-cell>
              <table:table-cell office:value-type="float" office:value="0.727731">
                <text:p>0.727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8158">
                <text:p>0.958158</text:p>
              </table:table-cell>
              <table:table-cell office:value-type="float" office:value="0.778501">
                <text:p>0.778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513">
                <text:p>0.975513</text:p>
              </table:table-cell>
              <table:table-cell office:value-type="float" office:value="0.855066">
                <text:p>0.8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1844">
                <text:p>0.961844</text:p>
              </table:table-cell>
              <table:table-cell office:value-type="float" office:value="0.904644">
                <text:p>0.904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1543">
                <text:p>0.961543</text:p>
              </table:table-cell>
              <table:table-cell office:value-type="float" office:value="0.834194">
                <text:p>0.834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9715">
                <text:p>0.959715</text:p>
              </table:table-cell>
              <table:table-cell office:value-type="float" office:value="0.790009">
                <text:p>0.79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8">
                <text:p>0.9568</text:p>
              </table:table-cell>
              <table:table-cell office:value-type="float" office:value="0.785743">
                <text:p>0.785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2364">
                <text:p>0.972364</text:p>
              </table:table-cell>
              <table:table-cell office:value-type="float" office:value="0.821637">
                <text:p>0.821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983">
                <text:p>0.950983</text:p>
              </table:table-cell>
              <table:table-cell office:value-type="float" office:value="0.838014">
                <text:p>0.8380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363cm" svg:y="0.316cm" chart:style-name="ch2">
          <text:p>Revenue earned by CSPs</text:p>
        </chart:title>
        <chart:subtitle svg:x="6.95cm" svg:y="1.301cm" chart:style-name="ch3">
          <text:p>New Model</text:p>
        </chart:subtitle>
        <chart:legend chart:legend-position="end" svg:x="14.264cm" svg:y="3.207cm" style:legend-expansion="high" chart:style-name="ch4"/>
        <chart:plot-area chart:style-name="ch5" table:cell-range-address="Sheet1.B29:Sheet1.F39" chart:data-source-has-labels="row" svg:x="1.33cm" svg:y="2.19cm" svg:width="12.615cm" svg:height="5.654cm">
          <chartooo:coordinate-region svg:x="2.507cm" svg:y="2.389cm" svg:width="11.438cm" svg:height="4.808cm"/>
          <chart:axis chart:dimension="x" chart:name="primary-x" chart:style-name="ch6">
            <chart:title svg:x="6.416cm" svg:y="8.024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30:Sheet1.B39" chart:label-cell-address="Sheet1.B29:Sheet1.B29" chart:class="chart:bar">
            <chart:data-point chart:repeated="10"/>
          </chart:series>
          <chart:series chart:style-name="ch12" chart:values-cell-range-address="Sheet1.C30:Sheet1.C39" chart:label-cell-address="Sheet1.C29:Sheet1.C29" chart:class="chart:bar">
            <chart:data-point chart:repeated="10"/>
          </chart:series>
          <chart:series chart:style-name="ch13" chart:values-cell-range-address="Sheet1.D30:Sheet1.D39" chart:label-cell-address="Sheet1.D29:Sheet1.D29" chart:class="chart:bar">
            <chart:data-point chart:repeated="10"/>
          </chart:series>
          <chart:series chart:style-name="ch14" chart:values-cell-range-address="Sheet1.E30:Sheet1.E39" chart:label-cell-address="Sheet1.E29:Sheet1.E29" chart:class="chart:bar">
            <chart:data-point chart:repeated="10"/>
          </chart:series>
          <chart:series chart:style-name="ch15" chart:values-cell-range-address="Sheet1.F30:Sheet1.F39" chart:label-cell-address="Sheet1.F29:Sheet1.F29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67">
                <text:p>3267</text:p>
                <draw:g>
                  <svg:desc>Sheet1.B30:Sheet1.B39</svg:desc>
                </draw:g>
              </table:table-cell>
              <table:table-cell office:value-type="float" office:value="6732">
                <text:p>6732</text:p>
                <draw:g>
                  <svg:desc>Sheet1.C30:Sheet1.C39</svg:desc>
                </draw:g>
              </table:table-cell>
              <table:table-cell office:value-type="float" office:value="3267">
                <text:p>3267</text:p>
                <draw:g>
                  <svg:desc>Sheet1.D30:Sheet1.D39</svg:desc>
                </draw:g>
              </table:table-cell>
              <table:table-cell office:value-type="float" office:value="11484">
                <text:p>11484</text:p>
                <draw:g>
                  <svg:desc>Sheet1.E30:Sheet1.E39</svg:desc>
                </draw:g>
              </table:table-cell>
              <table:table-cell office:value-type="float" office:value="3168">
                <text:p>3168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60.89">
                <text:p>8360.89</text:p>
              </table:table-cell>
              <table:table-cell office:value-type="float" office:value="8263.71">
                <text:p>8263.71</text:p>
              </table:table-cell>
              <table:table-cell office:value-type="float" office:value="2161.69">
                <text:p>2161.69</text:p>
              </table:table-cell>
              <table:table-cell office:value-type="float" office:value="3902.53">
                <text:p>3902.53</text:p>
              </table:table-cell>
              <table:table-cell office:value-type="float" office:value="6126.38">
                <text:p>6126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83.22">
                <text:p>7383.22</text:p>
              </table:table-cell>
              <table:table-cell office:value-type="float" office:value="5947.5">
                <text:p>5947.5</text:p>
              </table:table-cell>
              <table:table-cell office:value-type="float" office:value="4920.15">
                <text:p>4920.15</text:p>
              </table:table-cell>
              <table:table-cell office:value-type="float" office:value="4031.52">
                <text:p>4031.52</text:p>
              </table:table-cell>
              <table:table-cell office:value-type="float" office:value="6770.96">
                <text:p>677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34.61">
                <text:p>5834.61</text:p>
              </table:table-cell>
              <table:table-cell office:value-type="float" office:value="6147.26">
                <text:p>6147.26</text:p>
              </table:table-cell>
              <table:table-cell office:value-type="float" office:value="6438.91">
                <text:p>6438.91</text:p>
              </table:table-cell>
              <table:table-cell office:value-type="float" office:value="4100.93">
                <text:p>4100.93</text:p>
              </table:table-cell>
              <table:table-cell office:value-type="float" office:value="6748.05">
                <text:p>6748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47.61">
                <text:p>5947.61</text:p>
              </table:table-cell>
              <table:table-cell office:value-type="float" office:value="6316.84">
                <text:p>6316.84</text:p>
              </table:table-cell>
              <table:table-cell office:value-type="float" office:value="7729.72">
                <text:p>7729.72</text:p>
              </table:table-cell>
              <table:table-cell office:value-type="float" office:value="4140.01">
                <text:p>4140.01</text:p>
              </table:table-cell>
              <table:table-cell office:value-type="float" office:value="5367.3">
                <text:p>536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50.93">
                <text:p>6050.93</text:p>
              </table:table-cell>
              <table:table-cell office:value-type="float" office:value="6468.59">
                <text:p>6468.59</text:p>
              </table:table-cell>
              <table:table-cell office:value-type="float" office:value="7770.84">
                <text:p>7770.84</text:p>
              </table:table-cell>
              <table:table-cell office:value-type="float" office:value="4160.66">
                <text:p>4160.66</text:p>
              </table:table-cell>
              <table:table-cell office:value-type="float" office:value="5381.06">
                <text:p>5381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8.01">
                <text:p>6148.01</text:p>
              </table:table-cell>
              <table:table-cell office:value-type="float" office:value="6608.71">
                <text:p>6608.71</text:p>
              </table:table-cell>
              <table:table-cell office:value-type="float" office:value="7884.71">
                <text:p>7884.71</text:p>
              </table:table-cell>
              <table:table-cell office:value-type="float" office:value="4168.86">
                <text:p>4168.86</text:p>
              </table:table-cell>
              <table:table-cell office:value-type="float" office:value="5392.64">
                <text:p>5392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40.8">
                <text:p>6240.8</text:p>
              </table:table-cell>
              <table:table-cell office:value-type="float" office:value="6740.76">
                <text:p>6740.76</text:p>
              </table:table-cell>
              <table:table-cell office:value-type="float" office:value="8052.18">
                <text:p>8052.18</text:p>
              </table:table-cell>
              <table:table-cell office:value-type="float" office:value="4168.07">
                <text:p>4168.07</text:p>
              </table:table-cell>
              <table:table-cell office:value-type="float" office:value="5402.64">
                <text:p>5402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3.02">
                <text:p>4973.02</text:p>
              </table:table-cell>
              <table:table-cell office:value-type="float" office:value="6866.96">
                <text:p>6866.96</text:p>
              </table:table-cell>
              <table:table-cell office:value-type="float" office:value="5737.19">
                <text:p>5737.19</text:p>
              </table:table-cell>
              <table:table-cell office:value-type="float" office:value="5516.56">
                <text:p>5516.56</text:p>
              </table:table-cell>
              <table:table-cell office:value-type="float" office:value="7879.82">
                <text:p>7879.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37.7">
                <text:p>3737.7</text:p>
              </table:table-cell>
              <table:table-cell office:value-type="float" office:value="6988.81">
                <text:p>6988.81</text:p>
              </table:table-cell>
              <table:table-cell office:value-type="float" office:value="5876.11">
                <text:p>5876.11</text:p>
              </table:table-cell>
              <table:table-cell office:value-type="float" office:value="6782.31">
                <text:p>6782.31</text:p>
              </table:table-cell>
              <table:table-cell office:value-type="float" office:value="7932.51">
                <text:p>7932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